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18c3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аленькой елочке<text:line-break/>Холодно зимой<text:line-break/>Из лесу елочку<text:line-break/>Взяли мы домой<text:line-break/>Из лесу елочку<text:line-break/>Взяли мы домой</text:p>
      <text:p text:style-name="P1"/>
      <text:p text:style-name="P1">Сколько на елочке<text:line-break/>Шариков цветных<text:line-break/>Розовых пряников<text:line-break/>Шишек золотых<text:line-break/>Розовых пряников<text:line-break/>Шишек золотых</text:p>
      <text:p text:style-name="P1"/>
      <text:p text:style-name="P2">Сколько под елочкой<text:line-break/>Маленьких ребят<text:line-break/>Топают, хлопают<text:line-break/>Весело кричат<text:line-break/>Топают, хлопают</text:p>
      <text:p text:style-name="P2"><text:line-break/>Весело кричат</text:p>
      <text:p text:style-name="P2">Елочка, елочка<text:line-break/>Яркие огни<text:line-break/>Синими бусами<text:line-break/>Елочка, звени</text:p>
      <text:p text:style-name="P2">Синими бусами</text:p>
      <text:p text:style-name="P2">Елочка, звени</text:p>
      <text:p text:style-name="P2"/>
      <text:p text:style-name="P2">Встанем под елочкой<text:line-break/>В дружный хоровод<text:line-break/>Весело, весело</text:p>
      <text:p text:style-name="P2">Встретим Новый год<text:line-break/>Весело, весело<text:line-break/>Встретим Новый год<text:line-break/>Встретим Новый год!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4T21:18:10.377000000</meta:creation-date>
    <dc:date>2025-12-04T21:19:22.310000000</dc:date>
    <meta:editing-duration>PT1M12S</meta:editing-duration>
    <meta:editing-cycles>1</meta:editing-cycles>
    <meta:document-statistic meta:table-count="0" meta:image-count="0" meta:object-count="0" meta:page-count="1" meta:paragraph-count="9" meta:word-count="73" meta:character-count="484" meta:non-whitespace-character-count="418"/>
    <meta:generator>LibreOffice/7.6.2.1$Windows_X86_64 LibreOffice_project/56f7684011345957bbf33a7ee678afaf4d2ba333</meta:generator>
  </office:meta>
</office:document-meta>
</file>